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4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dropped</text:p>
          </table:table-cell>
        </table:table-row>
        <table:table-row table:style-name="ro1">
          <table:table-cell office:value-type="string" calcext:value-type="string">
            <text:p>Chris Gardner <text:tab/><text:tab/>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ian Scharkus <text:tab/><text:tab/>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Kratz <text:tab/><text:tab/>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ly Temel <text:tab/><text:tab/>She/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 <text:tab/><text:tab/>He/H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ound 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ilip Jorzi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ximilian Eikmeie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efan Chladek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E</text:p>
          </table:table-cell>
        </table:table-row>
      </table:table>
      <table:table table:name="xround 2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xround 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xround 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xround 5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xround 6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</table:table>
      <table:table table:name="xtop 16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Be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Raphael Küh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Markus Stach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ciel kär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artin Aign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xtop 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Florian Rotherm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evin Baumgärt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s</text:p>
          </table:table-cell>
        </table:table-row>
      </table:table>
      <table:table table:name="xround1" table:style-name="ta1"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string" calcext:value-type="string">
            <text:p>Alexander Berthold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xander Gerhard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ru Tifle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paslan Aya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as Eder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ej Jesenek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e van Boch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 Levstek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edikt Rieg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yi Heider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l Mand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 Gardner He/Him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 Marquardt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ian Scharkus He/Hi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ian Sedlme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opher Kleimeye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Kertesz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Schneid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ny Wutini Longfiel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rio Re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Eber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Eiler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Kaunzn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Liss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Ohrendorf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nis Jühlen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mitrij Krasnoutskij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k9r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as Bleich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n Cel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bian Meyer-Ben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ix Goldbach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Schumache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an Witthau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iner Lapp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ning Janse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ka Potočnik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n Schmid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sper Stei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annes Kro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athan Osagi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ny Cas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an Prokosch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ri Kannheis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i Metzner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vin W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nrad Bierle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stantin Humme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 Kratz He/Him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n Unbehau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ly Temel She/H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ka Vodni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kas Westph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te Marten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el He/Him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us Papendi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Va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chol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us Schra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Stadle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us Titz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 Odaba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 Schuckmann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win Zimmerman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hias Kran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hias May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hias Riedl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 Kretschm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 Panawong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Wierzewsk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ilian Eikmeier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lin Petz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Scheid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itz Riegl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o vw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kolai Kornher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Ömer Ak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cal Pfoh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kal Maj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 Karabaczek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 Schandelmai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 Jorzik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p Bef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p Bor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 Unterber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moz Vodni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id Beck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ffael Ru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phael Köh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né Hasenste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e Schärli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ardo Roig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ert Geis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in Wal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bastian Bieberstei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bastian Büse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bastian Zintz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 Frank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Herzog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on Imhof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 Korhamme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 Chladek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 Meißn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fanie Pirs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o Di Pint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Schading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 Ackerman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 Rehusc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no Kornitzky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bias Praetor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az Azinh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ni Gleichman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y Dao</text:p>
          </table:table-cell>
          <table:table-cell office:value-type="string" calcext:value-type="string">
            <text:p>BY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fgang Obermeier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9" table:target-range-address="xround1.A1:xround1.C1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2T22:15:09.596000000</meta:creation-date>
    <meta:generator>LibreOffice/7.3.4.2$Windows_X86_64 LibreOffice_project/728fec16bd5f605073805c3c9e7c4212a0120dc5</meta:generator>
    <dc:date>2025-02-15T12:07:14.314000000</dc:date>
    <meta:editing-duration>P5DT15H51M19S</meta:editing-duration>
    <meta:editing-cycles>280</meta:editing-cycles>
    <meta:document-statistic meta:table-count="10" meta:cell-count="1103" meta:object-count="0"/>
    <meta:user-defined meta:name="ProgId">Excel.Sheet</meta:user-defined>
  </office:meta>
</office:document-meta>
</file>